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0BB8D46B840.png" manifest:media-type="image/png"/>
  <manifest:file-entry manifest:full-path="Pictures/10000001000002EE000001464CF58A15.png" manifest:media-type="image/png"/>
  <manifest:file-entry manifest:full-path="Pictures/100000010000030000000225A119AE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1.224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85cm" fo:min-width="0.7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2cm" svg:height="3.297cm" svg:x="8.937cm" svg:y="4.053cm">
          <draw:image xlink:href="Pictures/100000010000010E000000BB8D46B840.png" xlink:type="simple" xlink:show="embed" xlink:actuate="onLoad" draw:mime-type="image/png">
            <text:p/>
          </draw:image>
        </draw:frame>
        <draw:frame draw:style-name="gr2" draw:text-style-name="P1" draw:layer="layout" svg:width="13.228cm" svg:height="4.524cm" svg:x="4.599cm" svg:y="10.207cm">
          <draw:image xlink:href="Pictures/10000001000002EE000001464CF58A15.png" xlink:type="simple" xlink:show="embed" xlink:actuate="onLoad" draw:mime-type="image/png">
            <text:p/>
          </draw:image>
        </draw:frame>
        <draw:frame draw:style-name="gr3" draw:text-style-name="P1" draw:layer="layout" svg:width="13.546cm" svg:height="9.683cm" svg:x="4.599cm" svg:y="16.557cm">
          <draw:image xlink:href="Pictures/100000010000030000000225A119AEA8.png" xlink:type="simple" xlink:show="embed" xlink:actuate="onLoad" draw:mime-type="image/png">
            <text:p/>
          </draw:image>
        </draw:frame>
        <draw:custom-shape draw:style-name="gr4" draw:text-style-name="P2" draw:layer="layout" svg:width="1.27cm" svg:height="0.635cm" svg:x="10.742cm" svg:y="22.4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02T05:49:18.698012900</meta:creation-date>
    <dc:date>2025-09-02T05:52:40.934711100</dc:date>
    <meta:editing-duration>PT2M12S</meta:editing-duration>
    <meta:editing-cycles>2</meta:editing-cycles>
    <meta:generator>LibreOffice/25.2.5.2$Windows_X86_64 LibreOffice_project/03d19516eb2e1dd5d4ccd751a0d6f35f35e08022</meta:generator>
    <meta:print-date>2025-09-02T05:52:39.098874300</meta:print-date>
    <meta:printed-by>PDF files</meta:printed-by>
    <meta:document-statistic meta:object-count="4"/>
  </office:meta>
</office:document-meta>
</file>